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style-name="ce3" office:value-type="string" calcext:value-type="string">
            <text:p>versão</text:p>
          </table:table-cell>
          <table:table-cell table:style-name="ce3" office:value-type="string" calcext:value-type="string">
            <text:p>teste número</text:p>
          </table:table-cell>
          <table:table-cell table:style-name="ce3" office:value-type="string" calcext:value-type="string">
            <text:p>tamanho da imagem</text:p>
          </table:table-cell>
          <table:table-cell table:style-name="ce3" office:value-type="string" calcext:value-type="string">
            <text:p>tempo (segundo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X375</text:p>
          </table:table-cell>
          <table:table-cell office:value-type="float" office:value="4.83688116073608" calcext:value-type="float">
            <text:p>4,836881160736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X375</text:p>
          </table:table-cell>
          <table:table-cell office:value-type="float" office:value="4.9404571056366" calcext:value-type="float">
            <text:p>4,9404571056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0X375</text:p>
          </table:table-cell>
          <table:table-cell office:value-type="float" office:value="4.83366799354553" calcext:value-type="float">
            <text:p>4,83366799354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0X375</text:p>
          </table:table-cell>
          <table:table-cell office:value-type="float" office:value="4.95036196708679" calcext:value-type="float">
            <text:p>4,95036196708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X375</text:p>
          </table:table-cell>
          <table:table-cell office:value-type="float" office:value="5.48793697357178" calcext:value-type="float">
            <text:p>5,48793697357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0X376</text:p>
          </table:table-cell>
          <table:table-cell office:value-type="float" office:value="5.51372504234314" calcext:value-type="float">
            <text:p>5,51372504234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0X1080</text:p>
          </table:table-cell>
          <table:table-cell office:value-type="float" office:value="45.0890350341797" calcext:value-type="float">
            <text:p>45,08903503417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0X1080</text:p>
          </table:table-cell>
          <table:table-cell office:value-type="float" office:value="45.3796601295471" calcext:value-type="float">
            <text:p>45,3796601295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0X1080</text:p>
          </table:table-cell>
          <table:table-cell office:value-type="float" office:value="45.6042931079864" calcext:value-type="float">
            <text:p>45,60429310798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0X1080</text:p>
          </table:table-cell>
          <table:table-cell office:value-type="float" office:value="48.0443589687347" calcext:value-type="float">
            <text:p>48,0443589687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20X1080</text:p>
          </table:table-cell>
          <table:table-cell office:value-type="float" office:value="50.7677419185638" calcext:value-type="float">
            <text:p>50,76774191856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2X2048</text:p>
          </table:table-cell>
          <table:table-cell office:value-type="float" office:value="141.068480845" calcext:value-type="float">
            <text:p>141,0684808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4608X3072</text:p>
          </table:table-cell>
          <table:table-cell office:value-type="float" office:value="307.389292955399" calcext:value-type="float">
            <text:p>307,389292955399</text:p>
          </table:table-cell>
          <table:table-cell table:number-columns-repeated="1019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X375</text:p>
          </table:table-cell>
          <table:table-cell office:value-type="float" office:value="4.78209185600281" calcext:value-type="float">
            <text:p>4,78209185600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X375</text:p>
          </table:table-cell>
          <table:table-cell office:value-type="float" office:value="4.86059904098511" calcext:value-type="float">
            <text:p>4,86059904098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0X375</text:p>
          </table:table-cell>
          <table:table-cell office:value-type="float" office:value="4.76216721534729" calcext:value-type="float">
            <text:p>4,76216721534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0X375</text:p>
          </table:table-cell>
          <table:table-cell office:value-type="float" office:value="4.76707887649536" calcext:value-type="float">
            <text:p>4,76707887649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X375</text:p>
          </table:table-cell>
          <table:table-cell office:value-type="float" office:value="5.04390788078308" calcext:value-type="float">
            <text:p>5,04390788078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0X1080</text:p>
          </table:table-cell>
          <table:table-cell office:value-type="float" office:value="44.3843629360199" calcext:value-type="float">
            <text:p>44,3843629360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0X1080</text:p>
          </table:table-cell>
          <table:table-cell office:value-type="float" office:value="48.0578460693359" calcext:value-type="float">
            <text:p>48,0578460693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0X1080</text:p>
          </table:table-cell>
          <table:table-cell office:value-type="float" office:value="45.8871459960938" calcext:value-type="float">
            <text:p>45,88714599609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0X1080</text:p>
          </table:table-cell>
          <table:table-cell office:value-type="float" office:value="46.7660360336304" calcext:value-type="float">
            <text:p>46,7660360336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0X1080</text:p>
          </table:table-cell>
          <table:table-cell office:value-type="float" office:value="45.3075931072235" calcext:value-type="float">
            <text:p>45,3075931072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72X2048</text:p>
          </table:table-cell>
          <table:table-cell office:value-type="float" office:value="152.72768571" calcext:value-type="float">
            <text:p>152,72768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4608X3072</text:p>
          </table:table-cell>
          <table:table-cell table:style-name="ce2" office:value-type="float" office:value="322.565080165863" calcext:value-type="float">
            <text:p>322,565080165863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X375</text:p>
          </table:table-cell>
          <table:table-cell office:value-type="float" office:value="5.03224587440491" calcext:value-type="float">
            <text:p>5,03224587440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X375</text:p>
          </table:table-cell>
          <table:table-cell office:value-type="float" office:value="4.93578195571899" calcext:value-type="float">
            <text:p>4,935781955718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0X375</text:p>
          </table:table-cell>
          <table:table-cell office:value-type="float" office:value="4.88075804710388" calcext:value-type="float">
            <text:p>4,88075804710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0X375</text:p>
          </table:table-cell>
          <table:table-cell office:value-type="float" office:value="5.44732403755188" calcext:value-type="float">
            <text:p>5,44732403755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X375</text:p>
          </table:table-cell>
          <table:table-cell office:value-type="float" office:value="5.59502792358398" calcext:value-type="float">
            <text:p>5,59502792358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0X1080</text:p>
          </table:table-cell>
          <table:table-cell office:value-type="float" office:value="46.719614982605" calcext:value-type="float">
            <text:p>46,719614982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0X1080</text:p>
          </table:table-cell>
          <table:table-cell office:value-type="float" office:value="47.5574729442596" calcext:value-type="float">
            <text:p>47,55747294425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0X1080</text:p>
          </table:table-cell>
          <table:table-cell office:value-type="float" office:value="50.7630209922791" calcext:value-type="float">
            <text:p>50,7630209922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0X1080</text:p>
          </table:table-cell>
          <table:table-cell office:value-type="float" office:value="48.2063958644867" calcext:value-type="float">
            <text:p>48,20639586448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0X1080</text:p>
          </table:table-cell>
          <table:table-cell office:value-type="float" office:value="46.2650270462036" calcext:value-type="float">
            <text:p>46,26502704620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72X2048</text:p>
          </table:table-cell>
          <table:table-cell office:value-type="float" office:value="147.467217443" calcext:value-type="float">
            <text:p>147,4672174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4608X3072</text:p>
          </table:table-cell>
          <table:table-cell office:value-type="float" office:value="355.714459896088" calcext:value-type="float">
            <text:p>355,714459896088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X375</text:p>
          </table:table-cell>
          <table:table-cell office:value-type="float" office:value="5.1309061050415" calcext:value-type="float">
            <text:p>5,1309061050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X375</text:p>
          </table:table-cell>
          <table:table-cell office:value-type="float" office:value="4.85499906539917" calcext:value-type="float">
            <text:p>4,854999065399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0X375</text:p>
          </table:table-cell>
          <table:table-cell office:value-type="float" office:value="5.49897718429565" calcext:value-type="float">
            <text:p>5,49897718429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0X375</text:p>
          </table:table-cell>
          <table:table-cell office:value-type="float" office:value="5.11383891105652" calcext:value-type="float">
            <text:p>5,11383891105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X375</text:p>
          </table:table-cell>
          <table:table-cell office:value-type="float" office:value="5.26191401481628" calcext:value-type="float">
            <text:p>5,26191401481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0X1080</text:p>
          </table:table-cell>
          <table:table-cell office:value-type="float" office:value="45.8573520183563" calcext:value-type="float">
            <text:p>45,8573520183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0X1080</text:p>
          </table:table-cell>
          <table:table-cell office:value-type="float" office:value="46.0375649929047" calcext:value-type="float">
            <text:p>46,0375649929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0X1080</text:p>
          </table:table-cell>
          <table:table-cell office:value-type="float" office:value="45.6098639965057" calcext:value-type="float">
            <text:p>45,60986399650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0X1080</text:p>
          </table:table-cell>
          <table:table-cell office:value-type="float" office:value="46.3625640869141" calcext:value-type="float">
            <text:p>46,3625640869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0X1080</text:p>
          </table:table-cell>
          <table:table-cell office:value-type="float" office:value="48.2036240100861" calcext:value-type="float">
            <text:p>48,2036240100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72X2048</text:p>
          </table:table-cell>
          <table:table-cell office:value-type="float" office:value="154.983453022" calcext:value-type="float">
            <text:p>154,983453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4608X3072</text:p>
          </table:table-cell>
          <table:table-cell office:value-type="float" office:value="322.011436939239" calcext:value-type="float">
            <text:p>322,011436939239</text:p>
          </table:table-cell>
          <table:table-cell table:number-columns-repeated="1019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>
        <table:shapes>
          <draw:frame draw:z-index="0" draw:style-name="gr1" draw:text-style-name="P1" svg:width="181.26mm" svg:height="167.53mm" svg:x="114.69mm" svg:y="6.1mm">
            <draw:object draw:notify-on-update-of-ranges="Planilha2.A2:Planilha2.A2 Planilha2.A5:Planilha2.A5 Planilha2.A8:Planilha2.A8 Planilha2.A11:Planilha2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1" table:number-columns-repeated="1021" table:default-cell-style-name="ce2"/>
        <table:table-row table:style-name="ro1">
          <table:table-cell office:value-type="string" calcext:value-type="string">
            <text:p>versã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medi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2:$Planilha1.D7])" office:value-type="float" office:value="5.09383837381999" calcext:value-type="float">
            <text:p>5,093838373819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8:$Planilha1.D12])" office:value-type="float" office:value="46.9770178318023" calcext:value-type="float">
            <text:p>46,97701783180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13:$Planilha1.D17])" office:value-type="float" office:value="141.068480845" calcext:value-type="float">
            <text:p>141,0684808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25:$Planilha1.D29])" office:value-type="float" office:value="4.84316897392273" calcext:value-type="float">
            <text:p>4,843168973922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30:$Planilha1.D34])" office:value-type="float" office:value="46.0805968284607" calcext:value-type="float">
            <text:p>46,08059682846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35:$Planilha1.D39])" office:value-type="float" office:value="152.72768571" calcext:value-type="float">
            <text:p>152,727685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43:$Planilha1.D47])" office:value-type="float" office:value="5.17822756767273" calcext:value-type="float">
            <text:p>5,178227567672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48:$Planilha1.D52])" office:value-type="float" office:value="47.9023063659668" calcext:value-type="float">
            <text:p>47,90230636596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53:$Planilha1.D57])" office:value-type="float" office:value="147.467217443" calcext:value-type="float">
            <text:p>147,4672174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63:$Planilha1.D67])" office:value-type="float" office:value="5.17212705612182" calcext:value-type="float">
            <text:p>5,172127056121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68:$Planilha1.D72])" office:value-type="float" office:value="46.4141938209534" calcext:value-type="float">
            <text:p>46,41419382095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73:$Planilha1.D77])" office:value-type="float" office:value="154.983453022" calcext:value-type="float">
            <text:p>154,9834530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1</text:p>
          </table:table-cell>
          <table:table-cell table:style-name="ce3" office:value-type="string" calcext:value-type="string">
            <text:p>4608X3072</text:p>
          </table:table-cell>
          <table:table-cell table:style-name="ce3" table:formula="of:=AVERAGE([$Planilha1.D18])" office:value-type="float" office:value="307.389292955399" calcext:value-type="float">
            <text:p>307,38929295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4608X3072</text:p>
          </table:table-cell>
          <table:table-cell table:formula="of:=AVERAGE([$Planilha1.D40])" office:value-type="float" office:value="322.565080165863" calcext:value-type="float">
            <text:p>322,5650801658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4608X3072</text:p>
          </table:table-cell>
          <table:table-cell table:formula="of:=AVERAGE([$Planilha1.D58])" office:value-type="float" office:value="355.714459896088" calcext:value-type="float">
            <text:p>355,7144598960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</text:p>
          </table:table-cell>
          <table:table-cell table:style-name="ce3" office:value-type="string" calcext:value-type="string">
            <text:p>4608X3072</text:p>
          </table:table-cell>
          <table:table-cell table:formula="of:=AVERAGE([$Planilha1.D78])" office:value-type="float" office:value="322.011436939239" calcext:value-type="float">
            <text:p>322,01143693923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ce3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D78" table:display-filter-buttons="true" table:orientation="column"/>
        <table:database-range table:name="__Anonymous_Sheet_DB__1" table:target-range-address="Planilha2.A1:Planilha2.C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09:25:23.8891656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6:23:13.288818846</meta:creation-date>
    <meta:editing-duration>PT1H9M18S</meta:editing-duration>
    <meta:editing-cycles>7</meta:editing-cycles>
    <meta:generator>LibreOffice/6.1.4.2$Linux_X86_64 LibreOffice_project/10$Build-2</meta:generator>
    <dc:date>2019-03-13T10:25:31.474693590</dc:date>
    <meta:document-statistic meta:table-count="2" meta:cell-count="2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27cm" svg:height="16.754cm" xlink:href=".." xlink:type="simple" chart:class="chart:line" chart:style-name="ch1">
        <chart:legend chart:legend-position="end" svg:x="16.413cm" svg:y="7.331cm" style:legend-expansion="high" chart:style-name="ch2"/>
        <chart:plot-area chart:style-name="ch3" table:cell-range-address="Planilha2.B11:Planilha2.C13 Planilha2.B15:Planilha2.C15 Planilha2.A2:Planilha2.A2 Planilha2.C2:Planilha2.C10 Planilha2.A5:Planilha2.A5 Planilha1.D40:Planilha1.D40 Planilha2.A8:Planilha2.A8 Planilha2.C17:Planilha2.C18 Planilha2.A11:Planilha2.A11" chart:data-source-has-labels="both" svg:x="-0.013cm" svg:y="0.604cm" svg:width="14.218cm" svg:height="12.539cm">
          <chartooo:coordinate-region svg:x="0.794cm" svg:y="0.803cm" svg:width="12.549cm" svg:height="11.693cm"/>
          <chart:axis chart:dimension="x" chart:name="primary-x" chart:style-name="ch4" chartooo:axis-type="auto">
            <chartooo:date-scale/>
            <chart:categories table:cell-range-address="Planilha2.B11:Planilha2.B13 Planilha2.B15:Planilha2.B15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Planilha2.C2:Planilha2.C4 Planilha2.C15:Planilha2.C15" chart:label-cell-address="Planilha2.A2:Planilha2.A2" chart:class="chart:line">
            <chart:data-point chart:repeated="4"/>
          </chart:series>
          <chart:series chart:attached-axis="primary-y" chart:style-name="ch8" chart:values-cell-range-address="Planilha2.C5:Planilha2.C7 Planilha1.D40:Planilha1.D40" chart:label-cell-address="Planilha2.A5:Planilha2.A5" chart:class="chart:line">
            <chart:data-point chart:repeated="4"/>
          </chart:series>
          <chart:series chart:attached-axis="primary-y" chart:style-name="ch9" chart:values-cell-range-address="Planilha2.C8:Planilha2.C10 Planilha2.C17:Planilha2.C17" chart:label-cell-address="Planilha2.A8:Planilha2.A8" chart:class="chart:line">
            <chart:data-point chart:repeated="4"/>
          </chart:series>
          <chart:series chart:attached-axis="primary-y" chart:style-name="ch10" chart:values-cell-range-address="Planilha2.C11:Planilha2.C13 Planilha2.C18:Planilha2.C18" chart:label-cell-address="Planilha2.A11:Planilha2.A1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Planilha2.A2:Planilha2.A2</svg:desc>
                </draw:g>
              </table:table-cell>
              <table:table-cell office:value-type="string">
                <text:p>v2</text:p>
                <draw:g>
                  <svg:desc>Planilha2.A5:Planilha2.A5</svg:desc>
                </draw:g>
              </table:table-cell>
              <table:table-cell office:value-type="string">
                <text:p>v3</text:p>
                <draw:g>
                  <svg:desc>Planilha2.A8:Planilha2.A8</svg:desc>
                </draw:g>
              </table:table-cell>
              <table:table-cell office:value-type="string">
                <text:p>v4</text:p>
                <draw:g>
                  <svg:desc>Planilha2.A11:Planilha2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00X375</text:p>
                <draw:g>
                  <svg:desc>Planilha2.B11:Planilha2.B13 Planilha2.B15:Planilha2.B15</svg:desc>
                </draw:g>
              </table:table-cell>
              <table:table-cell office:value-type="float" office:value="5.09383837381999">
                <text:p>5.09383837381999</text:p>
                <draw:g>
                  <svg:desc>Planilha2.C2:Planilha2.C4 Planilha2.C15:Planilha2.C15</svg:desc>
                </draw:g>
              </table:table-cell>
              <table:table-cell office:value-type="float" office:value="4.84316897392273">
                <text:p>4.84316897392273</text:p>
                <draw:g>
                  <svg:desc>Planilha2.C5:Planilha2.C7 Planilha1.D40:Planilha1.D40</svg:desc>
                </draw:g>
              </table:table-cell>
              <table:table-cell office:value-type="float" office:value="5.17822756767273">
                <text:p>5.17822756767273</text:p>
                <draw:g>
                  <svg:desc>Planilha2.C8:Planilha2.C10 Planilha2.C17:Planilha2.C17</svg:desc>
                </draw:g>
              </table:table-cell>
              <table:table-cell office:value-type="float" office:value="5.17212705612182">
                <text:p>5.17212705612182</text:p>
                <draw:g>
                  <svg:desc>Planilha2.C11:Planilha2.C13 Planilha2.C18:Planilha2.C18</svg:desc>
                </draw:g>
              </table:table-cell>
            </table:table-row>
            <table:table-row>
              <table:table-cell office:value-type="string">
                <text:p>1920X1080</text:p>
              </table:table-cell>
              <table:table-cell office:value-type="float" office:value="46.9770178318023">
                <text:p>46.9770178318023</text:p>
              </table:table-cell>
              <table:table-cell office:value-type="float" office:value="46.0805968284607">
                <text:p>46.0805968284607</text:p>
              </table:table-cell>
              <table:table-cell office:value-type="float" office:value="47.9023063659668">
                <text:p>47.9023063659668</text:p>
              </table:table-cell>
              <table:table-cell office:value-type="float" office:value="46.4141938209534">
                <text:p>46.4141938209534</text:p>
              </table:table-cell>
            </table:table-row>
            <table:table-row>
              <table:table-cell office:value-type="string">
                <text:p>3072X2048</text:p>
              </table:table-cell>
              <table:table-cell office:value-type="float" office:value="141.068480845">
                <text:p>141.068480845</text:p>
              </table:table-cell>
              <table:table-cell office:value-type="float" office:value="152.72768571">
                <text:p>152.72768571</text:p>
              </table:table-cell>
              <table:table-cell office:value-type="float" office:value="147.467217443">
                <text:p>147.467217443</text:p>
              </table:table-cell>
              <table:table-cell office:value-type="float" office:value="154.983453022">
                <text:p>154.983453022</text:p>
              </table:table-cell>
            </table:table-row>
            <table:table-row>
              <table:table-cell office:value-type="string">
                <text:p>4608X3072</text:p>
              </table:table-cell>
              <table:table-cell office:value-type="float" office:value="307.389292955399">
                <text:p>307.389292955399</text:p>
              </table:table-cell>
              <table:table-cell office:value-type="float" office:value="322.565080165863">
                <text:p>322.565080165863</text:p>
              </table:table-cell>
              <table:table-cell office:value-type="float" office:value="355.714459896088">
                <text:p>355.714459896088</text:p>
              </table:table-cell>
              <table:table-cell office:value-type="float" office:value="322.011436939239">
                <text:p>322.011436939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